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50000001D1466D24C.png"/>
  <manifest:file-entry manifest:media-type="image/png" manifest:full-path="Pictures/100000000000017B000001000595EA30.png"/>
  <manifest:file-entry manifest:media-type="image/png" manifest:full-path="Pictures/10000000000000D50000006D0CEC03C4.png"/>
  <manifest:file-entry manifest:media-type="image/png" manifest:full-path="Pictures/10000000000003D5000000229C6F16C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登录页面参考</text:p>
      <text:p text:style-name="Standard"/>
      <text:list xml:id="list921645945" text:style-name="L1">
        <text:list-item>
          <text:p text:style-name="P1"><draw:frame draw:style-name="fr1" draw:name="图形1" text:anchor-type="paragraph" svg:x="1.258cm" svg:y="1.058cm" svg:width="8.595cm" svg:height="5.805cm" draw:z-index="0"><draw:image xlink:href="Pictures/100000000000017B000001000595EA30.png" xlink:type="simple" xlink:show="embed" xlink:actuate="onLoad"/></draw:frame><draw:frame draw:style-name="fr1" draw:name="图形2" text:anchor-type="paragraph" svg:x="10.575cm" svg:y="2.577cm" svg:width="4.831cm" svg:height="2.471cm" draw:z-index="1"><draw:image xlink:href="Pictures/10000000000000D50000006D0CEC03C4.png" xlink:type="simple" xlink:show="embed" xlink:actuate="onLoad"/></draw:frame><draw:frame draw:style-name="fr1" draw:name="图形3" text:anchor-type="paragraph" svg:x="0.349cm" svg:y="8.848cm" svg:width="14.265cm" svg:height="0.658cm" draw:z-index="2"><draw:image xlink:href="Pictures/10000000000002750000001D1466D24C.png" xlink:type="simple" xlink:show="embed" xlink:actuate="onLoad"/></draw:frame><draw:frame draw:style-name="fr1" draw:name="图形4" text:anchor-type="paragraph" svg:x="0.182cm" svg:y="10.144cm" svg:width="17cm" svg:height="0.587cm" draw:z-index="3"><draw:image xlink:href="Pictures/10000000000003D5000000229C6F16C1.png" xlink:type="simple" xlink:show="embed" xlink:actuate="onLoad"/></draw:frame>豆瓣</text:p>
        </text:list-item>
      </text:list>
      <text:p text:style-name="Standard"/>
      <text:p text:style-name="Standard"/>
      <text:p text:style-name="Standard"/>
      <text:p text:style-name="Standard">2. 点评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mcl </meta:initial-creator>
    <meta:creation-date>2011-07-22T22:22:14</meta:creation-date>
    <dc:date>2011-07-22T22:58:23</dc:date>
    <dc:creator>mmcl </dc:creator>
    <meta:editing-duration>PT36M11S</meta:editing-duration>
    <meta:editing-cycles>5</meta:editing-cycles>
    <meta:generator>OpenOffice.org/3.3$Unix OpenOffice.org_project/330m20$Build-9567</meta:generator>
    <meta:document-statistic meta:table-count="0" meta:image-count="4" meta:object-count="0" meta:page-count="1" meta:paragraph-count="3" meta:word-count="8" meta:character-count="16"/>
  </office:meta>
</office:document-meta>
</file>